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1.28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14cm"/>
    </style:style>
    <style:style style:name="Tableau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style:vertical-align="bottom" fo:padding="0.097cm" fo:border="0.5pt solid #000000"/>
    </style:style>
    <style:style style:name="Tableau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style:font-name="Calibri" officeooo:rsid="001e3bdf" officeooo:paragraph-rsid="001e3bdf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e3bdf" officeooo:paragraph-rsid="001e3bdf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1e3bdf" officeooo:paragraph-rsid="001e3bdf"/>
    </style:style>
    <style:style style:name="P4" style:family="paragraph" style:parent-style-name="Standard">
      <style:paragraph-properties fo:text-align="start" style:justify-single-word="false"/>
      <style:text-properties style:font-name="Calibri" fo:font-size="15pt" fo:font-weight="bold" officeooo:rsid="001e3bdf" officeooo:paragraph-rsid="001e3bdf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5pt" fo:font-weight="normal" officeooo:rsid="001e3bdf" officeooo:paragraph-rsid="001e3bd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Calibri" fo:font-size="15pt" fo:font-weight="normal" officeooo:rsid="001e3bdf" officeooo:paragraph-rsid="001e3bdf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bold" officeooo:rsid="001e3bdf" officeooo:paragraph-rsid="001e3bd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21pt" officeooo:rsid="001e3bdf" officeooo:paragraph-rsid="001e3bdf" style:font-size-asian="21pt" style:font-size-complex="21pt"/>
    </style:style>
    <style:style style:name="P9" style:family="paragraph" style:parent-style-name="Standard">
      <style:paragraph-properties fo:text-align="start" style:justify-single-word="false"/>
      <style:text-properties style:font-name="Calibri" fo:font-weight="bold" officeooo:rsid="001e3bdf" officeooo:paragraph-rsid="001e3bd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weight="normal" officeooo:rsid="001e3bdf" officeooo:paragraph-rsid="001e3bdf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libri" fo:font-weight="normal" officeooo:rsid="001e3bdf" officeooo:paragraph-rsid="001e3bd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Calibri" style:text-underline-style="solid" style:text-underline-width="auto" style:text-underline-color="font-color" officeooo:rsid="001e3bdf" officeooo:paragraph-rsid="001e3bdf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Calibri" style:text-underline-style="solid" style:text-underline-width="auto" style:text-underline-color="font-color" fo:font-weight="normal" officeooo:rsid="001e3bdf" officeooo:paragraph-rsid="001e3bd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" style:text-underline-style="none" fo:font-weight="normal" officeooo:rsid="001e3bdf" officeooo:paragraph-rsid="001e3bdf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21pt" officeooo:rsid="001e3bdf" officeooo:paragraph-rsid="001e3bdf" style:font-size-asian="21pt" style:font-size-complex="21pt"/>
    </style:style>
    <style:style style:name="P16" style:family="paragraph" style:parent-style-name="Table_20_Contents">
      <style:paragraph-properties fo:text-align="center" style:justify-single-word="false"/>
      <style:text-properties style:font-name="Calibri" officeooo:rsid="001e3bdf" officeooo:paragraph-rsid="001e3bdf"/>
    </style:style>
    <style:style style:name="P17" style:family="paragraph">
      <style:paragraph-properties fo:text-align="center"/>
      <style:text-properties style:font-name="Calibri" fo:font-size="21pt" style:font-name-complex="Calibri" style:font-size-complex="21pt"/>
    </style:style>
    <style:style style:name="P18" style:family="paragraph">
      <loext:graphic-properties draw:fill-color="#ffffff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none" style:font-size-asian="15pt" style:font-size-complex="15pt"/>
    </style:style>
    <style:style style:name="T4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weight="bold" style:font-weight-asian="bold" style:font-weight-complex="bold"/>
    </style:style>
    <style:style style:name="T9" style:family="text">
      <style:text-properties fo:color="#c9211e" loext:opacity="100%" fo:font-weight="normal" style:font-weight-asian="normal" style:font-weight-complex="normal"/>
    </style:style>
    <style:style style:name="T10" style:family="text">
      <style:text-properties fo:color="#c9211e" loext:opacity="100%" style:text-underline-style="solid" style:text-underline-width="auto" style:text-underline-color="font-color" fo:font-weight="normal" style:font-weight-asian="normal" style:font-weight-complex="normal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2.618cm" fo:min-width="13.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LOUX</text:p>
      <text:p text:style-name="P1">Florian</text:p>
      <text:p text:style-name="P2"/>
      <text:p text:style-name="P2">Projet informatique dans le cadre de la création d’un forum 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8"/>
      <text:p text:style-name="P4"/>
      <text:p text:style-name="P4"/>
      <text:p text:style-name="P4"><draw:custom-shape text:anchor-type="paragraph" draw:z-index="0" draw:name="Forme 1" draw:style-name="gr1" draw:text-style-name="P18" svg:width="13.091cm" svg:height="2.618cm" svg:x="1.593cm" svg:y="0.605cm"><text:p/><text:p text:style-name="P17">CAHIER DES CHARGES</text:p><text:p text:style-name="P17"/><draw:enhanced-geometry svg:viewBox="0 0 21600 21600" draw:type="rectangle" draw:enhanced-path="M 0 0 L 21600 0 21600 21600 0 21600 0 0 Z N"/></draw:custom-shape></text:p>
      <text:p text:style-name="P4"/>
      <text:p text:style-name="P15">CAHIER DES CHARG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6">1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mmaire :</text:p>
      <text:p text:style-name="P4"/>
      <text:p text:style-name="P5">- Contexte…………………………………………………………………………………………………...</text:p>
      <text:p text:style-name="P5">- Objectifs…………………………………………………………………………………………………...</text:p>
      <text:p text:style-name="P5">- Responsables…………………………………………………………………………………………….</text:p>
      <text:p text:style-name="P3"><text:span text:style-name="T1">- Méthode MoSCoW……………………………………………………………………………………</text:span></text:p>
      <text:p text:style-name="P3"><text:span text:style-name="T1">- Méthode RACI…………………………………………………………………………………………..</text:span></text:p>
      <text:p text:style-name="P3"><text:span text:style-name="T1">- Diagramme de Gantt…………………………………………………………………………………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"><text:span text:style-name="T1">2</text:span></text:p>
      <text:p text:style-name="P12"><text:soft-page-break/><text:span text:style-name="T1">Contexte : </text:span></text:p>
      <text:p text:style-name="P3"><text:span text:style-name="T1"/></text:p>
      <text:p text:style-name="P3"><text:span text:style-name="T1">Relier tout les étudiants de Lyon 1 entre eux pour pouvoir discuter de faits divers ( cours, soirées, aide...), dans le but d’améliorer les concepts actuels </text:span></text:p>
      <text:p text:style-name="P3"><text:span text:style-name="T1">de l’Université et la communication.</text:span></text:p>
      <text:p text:style-name="P3"><text:span text:style-name="T1"/></text:p>
      <text:p text:style-name="P3"><text:span text:style-name="T1"/></text:p>
      <text:p text:style-name="P13"><text:span text:style-name="T2">Objectifs : </text:span></text:p>
      <text:p text:style-name="P3"><text:span text:style-name="T1"/></text:p>
      <text:p text:style-name="P3"><text:span text:style-name="T1">- Réaliser mon premier gros projet de développeur.</text:span></text:p>
      <text:p text:style-name="P3"><text:span text:style-name="T1">- Relier les étudiants dans des sujets divers comme JV.</text:span></text:p>
      <text:p text:style-name="P3"><text:span text:style-name="T1">- Emmener les étudiants à s’entraider malgré les différents horizons (licences, BUT, etc).</text:span></text:p>
      <text:p text:style-name="P3"><text:span text:style-name="T1">- Permettre aux étudiants internationaux de pouvoir discuté entre eux et <text:s/>de se retrouver.</text:span></text:p>
      <text:p text:style-name="P3"><text:span text:style-name="T1"/></text:p>
      <text:p text:style-name="P13"><text:span text:style-name="T3"><text:s/></text:span><text:span text:style-name="T2">Responsable du projet :</text:span></text:p>
      <text:p text:style-name="P3"><text:span text:style-name="T1"/></text:p>
      <text:p text:style-name="P3"><text:span text:style-name="T1">1. Conception du stylisme de site, doit être innovant, vraiment attractif et plaisant a voir (pas comme les sites de l’Université).</text:span></text:p>
      <text:p text:style-name="P3"><text:span text:style-name="T1"/></text:p>
      <text:p text:style-name="P3"><text:span text:style-name="T1">2. Réalisation des fonctionnalités back-end du site fonctionnel (questionnaire, formulaire de connexion et de post sur le forum).</text:span></text:p>
      <text:p text:style-name="P3"><text:span text:style-name="T1"/></text:p>
      <text:p text:style-name="P3"><text:span text:style-name="T1">3. Réalisation le front-end <text:s/>du site en accord avec le fichier Figma de la 1ère étape.</text:span></text:p>
      <text:p text:style-name="P3"><text:span text:style-name="T1"/></text:p>
      <text:p text:style-name="P3"><text:span text:style-name="T1">4. Créer en dernier temps un chat privé entre les étudiants et encore plus</text:span></text:p>
      <text:p text:style-name="P3"><text:span text:style-name="T1"><text:s/>en dernier, un groupe de discussion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12"><text:span text:style-name="T4"><text:s/></text:span><text:span text:style-name="T1">Méthode MoSCoW :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"><text:span text:style-name="T1">3</text:span></text:p>
      <text:p text:style-name="P9"><text:soft-page-break/><text:span text:style-name="T2">Must have ?</text:span></text:p>
      <text:p text:style-name="P3"><text:span text:style-name="T1"/></text:p>
      <text:p text:style-name="P3"><text:span text:style-name="T1">Pour le back-end : { Formulaire de post, questionnaire de connexion }, </text:span></text:p>
      <text:p text:style-name="P3"><text:span text:style-name="T1">Pour le front-end : { beau site sans trop d’info et magnifique à naviguer },</text:span></text:p>
      <text:p text:style-name="P3"><text:span text:style-name="T1"/></text:p>
      <text:p text:style-name="P9"><text:span text:style-name="T2">Should have ?</text:span></text:p>
      <text:p text:style-name="P3"><text:span text:style-name="T1"/></text:p>
      <text:p text:style-name="P10"><text:span text:style-name="T2">L’esthétisme et la simplicité d’utilisation du site.</text:span></text:p>
      <text:p text:style-name="P3"><text:span text:style-name="T1"/></text:p>
      <text:p text:style-name="P9"><text:span text:style-name="T2">Could have ?</text:span></text:p>
      <text:p text:style-name="P3"><text:span text:style-name="T1"/></text:p>
      <text:p text:style-name="P10"><text:span text:style-name="T2">Une possibilité de discussion privée, et de groupe privée.</text:span></text:p>
      <text:p text:style-name="P3"><text:span text:style-name="T1"/></text:p>
      <text:p text:style-name="P9"><text:span text:style-name="T2">Would have ?</text:span></text:p>
      <text:p text:style-name="P9"><text:span text:style-name="T2"/></text:p>
      <text:p text:style-name="P10"><text:span text:style-name="T2">Rien pour l’instant.</text:span></text:p>
      <text:p text:style-name="P10"><text:span text:style-name="T2"/></text:p>
      <text:p text:style-name="P10"><text:span text:style-name="T2"/></text:p>
      <text:p text:style-name="P13"><text:span text:style-name="T2">Méthode RACI :</text:span></text:p>
      <text:p text:style-name="P14"><text:span text:style-name="T2"/></text:p>
      <text:p text:style-name="P14"><text:span text:style-name="T2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Taches</text:p>
          </table:table-cell>
          <table:table-cell table:style-name="Tableau1.B1" office:value-type="string">
            <text:p text:style-name="P16">Florian</text:p>
          </table:table-cell>
        </table:table-row>
        <table:table-row>
          <table:table-cell table:style-name="Tableau1.A2" office:value-type="string">
            <text:p text:style-name="P16">Figma stylisme</text:p>
          </table:table-cell>
          <table:table-cell table:style-name="Tableau1.B2" office:value-type="string">
            <text:p text:style-name="P16">A, R</text:p>
          </table:table-cell>
        </table:table-row>
        <table:table-row>
          <table:table-cell table:style-name="Tableau1.A2" office:value-type="string">
            <text:p text:style-name="P16">BACK-end</text:p>
          </table:table-cell>
          <table:table-cell table:style-name="Tableau1.B2" office:value-type="string">
            <text:p text:style-name="P16">A, R</text:p>
          </table:table-cell>
        </table:table-row>
        <table:table-row>
          <table:table-cell table:style-name="Tableau1.A2" office:value-type="string">
            <text:p text:style-name="P16">FRONT-end</text:p>
          </table:table-cell>
          <table:table-cell table:style-name="Tableau1.B2" office:value-type="string">
            <text:p text:style-name="P16">A, R</text:p>
          </table:table-cell>
        </table:table-row>
      </table:table>
      <text:p text:style-name="P10"><text:span text:style-name="T2"/></text:p>
      <text:p text:style-name="P10"><text:span text:style-name="T2"/></text:p>
      <text:p text:style-name="P10"><text:span text:style-name="T2">Accuntable</text:span></text:p>
      <text:p text:style-name="P10"><text:span text:style-name="T2">Responsible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2">4</text:span></text:p>
      <text:p text:style-name="P13"><text:soft-page-break/><text:span text:style-name="T2">Diagramme de Gantt</text:span></text:p>
      <text:p text:style-name="P13"><text:span text:style-name="T2"/></text:p>
      <text:p text:style-name="P1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4:26:30.212000000</meta:creation-date>
    <meta:generator>LibreOffice/7.4.3.2$Windows_X86_64 LibreOffice_project/1048a8393ae2eeec98dff31b5c133c5f1d08b890</meta:generator>
    <dc:date>2023-03-30T15:44:03.219000000</dc:date>
    <meta:editing-duration>PT1H17M33S</meta:editing-duration>
    <meta:editing-cycles>1</meta:editing-cycles>
    <meta:document-statistic meta:table-count="1" meta:image-count="0" meta:object-count="0" meta:page-count="5" meta:paragraph-count="51" meta:word-count="277" meta:character-count="1839" meta:non-whitespace-character-count="1603"/>
  </office:meta>
</office:document-meta>
</file>